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adornments="Regular"/>
    <style:font-face style:name="LSBSymbol1" svg:font-family="LSBSymbol"/>
    <style:font-face style:name="LSBSymbol2" svg:font-family="LSBSymbol" style:font-adornments="Regular"/>
    <style:font-face style:name="Mangal" svg:font-family="Mangal"/>
    <style:font-face style:name="Segoe UI2" svg:font-family="'Segoe UI'"/>
    <style:font-face style:name="Segoe UI5" svg:font-family="'Segoe UI'" style:font-adornments="Regular"/>
    <style:font-face style:name="Times New Roman3" svg:font-family="'Times New Roman'"/>
    <style:font-face style:name="Arial2" svg:font-family="Arial" style:font-family-generic="swiss"/>
    <style:font-face style:name="Arial3" svg:font-family="Arial" style:font-adornments="Regular" style:font-family-generic="swiss"/>
    <style:font-face style:name="Calibri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Mangal4" svg:font-family="Mangal" style:font-family-generic="system"/>
    <style:font-face style:name="Microsoft YaHei3" svg:font-family="'Microsoft YaHei'" style:font-family-generic="system"/>
    <style:font-face style:name="Segoe UI6" svg:font-family="'Segoe UI'" style:font-family-generic="system"/>
    <style:font-face style:name="Arial4" svg:font-family="Arial" style:font-pitch="variable"/>
    <style:font-face style:name="Cambria1" svg:font-family="Cambria" style:font-pitch="variable"/>
    <style:font-face style:name="Chaucer" svg:font-family="Chaucer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Mangal3" svg:font-family="Mangal" style:font-pitch="variable"/>
    <style:font-face style:name="Microsoft YaHei2" svg:font-family="'Microsoft YaHei'" style:font-pitch="variable"/>
    <style:font-face style:name="Segoe UI1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Gabriola1" svg:font-family="Gabriola" style:font-family-generic="swiss" style:font-pitch="variable"/>
    <style:font-face style:name="Mangal2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6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764cm"/>
    </style:style>
    <style:style style:name="gr6" style:family="graphic" style:parent-style-name="standard">
      <style:graphic-properties draw:stroke="none" draw:fill="none" fo:min-height="2.652cm"/>
    </style:style>
    <style:style style:name="gr7" style:family="graphic" style:parent-style-name="standard" style:list-style-name="L1">
      <style:graphic-properties draw:stroke="none" draw:fill="none" fo:min-height="6.862cm"/>
    </style:style>
    <style:style style:name="gr8" style:family="graphic" style:parent-style-name="standard" style:list-style-name="L1">
      <style:graphic-properties draw:stroke="none" draw:fill="none" fo:min-height="6.862cm"/>
    </style:style>
    <style:style style:name="gr9" style:family="graphic" style:parent-style-name="standard" style:list-style-name="L1">
      <style:graphic-properties draw:stroke="none" draw:fill="none" fo:min-height="3.306cm"/>
    </style:style>
    <style:style style:name="gr10" style:family="graphic" style:parent-style-name="standard" style:list-style-name="L1">
      <style:graphic-properties draw:stroke="none" draw:fill="none" fo:min-height="3.306cm"/>
    </style:style>
    <style:style style:name="gr11" style:family="graphic" style:parent-style-name="standard" style:list-style-name="L1">
      <style:graphic-properties draw:stroke="none" draw:fill="none" fo:min-height="3.306cm"/>
    </style:style>
    <style:style style:name="gr12" style:family="graphic" style:parent-style-name="standard" style:list-style-name="L1">
      <style:graphic-properties draw:stroke="none" draw:fill="none" fo:min-height="3.306cm"/>
    </style:style>
    <style:style style:name="gr13" style:family="graphic" style:parent-style-name="standard" style:list-style-name="L1">
      <style:graphic-properties draw:stroke="none" draw:fill="none" fo:min-height="3.306cm"/>
    </style:style>
    <style:style style:name="gr14" style:family="graphic" style:parent-style-name="standard" style:list-style-name="L1">
      <style:graphic-properties draw:stroke="none" draw:fill="none" fo:min-height="3.306cm"/>
    </style:style>
    <style:style style:name="gr15" style:family="graphic" style:parent-style-name="standard" style:list-style-name="L1">
      <style:graphic-properties draw:stroke="none" draw:fill="none" fo:min-height="3.306cm"/>
    </style:style>
    <style:style style:name="gr16" style:family="graphic" style:parent-style-name="standard" style:list-style-name="L1">
      <style:graphic-properties draw:stroke="none" draw:fill="none" fo:min-height="3.306cm"/>
    </style:style>
    <style:style style:name="gr17" style:family="graphic" style:parent-style-name="standard" style:list-style-name="L1">
      <style:graphic-properties draw:stroke="none" draw:fill="none" fo:min-height="3.306cm"/>
    </style:style>
    <style:style style:name="gr18" style:family="graphic" style:parent-style-name="standard" style:list-style-name="L1">
      <style:graphic-properties draw:stroke="none" draw:fill="none" fo:min-height="3.306cm"/>
    </style:style>
    <style:style style:name="gr19" style:family="graphic" style:parent-style-name="standard" style:list-style-name="L1">
      <style:graphic-properties draw:stroke="none" draw:fill="none" fo:min-height="3.306cm"/>
    </style:style>
    <style:style style:name="gr20" style:family="graphic" style:parent-style-name="standard" style:list-style-name="L1">
      <style:graphic-properties draw:stroke="none" draw:fill="none" fo:min-height="3.306cm"/>
    </style:style>
    <style:style style:name="gr21" style:family="graphic" style:parent-style-name="standard" style:list-style-name="L1">
      <style:graphic-properties draw:stroke="none" draw:fill="none" fo:min-height="3.306cm"/>
    </style:style>
    <style:style style:name="gr22" style:family="graphic" style:parent-style-name="standard" style:list-style-name="L1">
      <style:graphic-properties draw:stroke="none" draw:fill="none" fo:min-height="3.306cm"/>
    </style:style>
    <style:style style:name="gr23" style:family="graphic" style:parent-style-name="standard" style:list-style-name="L1">
      <style:graphic-properties draw:stroke="none" draw:fill="none" fo:min-height="3.306cm"/>
    </style:style>
    <style:style style:name="gr24" style:family="graphic" style:parent-style-name="standard" style:list-style-name="L1">
      <style:graphic-properties draw:stroke="none" draw:fill="none" fo:min-height="3.306cm"/>
    </style:style>
    <style:style style:name="gr25" style:family="graphic" style:parent-style-name="standard" style:list-style-name="L1">
      <style:graphic-properties draw:stroke="none" draw:fill="none" fo:min-height="3.306cm"/>
    </style:style>
    <style:style style:name="gr26" style:family="graphic" style:parent-style-name="standard" style:list-style-name="L1">
      <style:graphic-properties draw:stroke="none" draw:fill="none" fo:min-height="3.306cm"/>
    </style:style>
    <style:style style:name="gr27" style:family="graphic" style:parent-style-name="standard" style:list-style-name="L1">
      <style:graphic-properties draw:stroke="none" draw:fill="none" fo:min-height="3.306cm"/>
    </style:style>
    <style:style style:name="gr28" style:family="graphic" style:parent-style-name="standard" style:list-style-name="L1">
      <style:graphic-properties draw:stroke="none" draw:fill="none" fo:min-height="3.306cm"/>
    </style:style>
    <style:style style:name="gr29" style:family="graphic" style:parent-style-name="standard" style:list-style-name="L1">
      <style:graphic-properties draw:stroke="none" draw:fill="none" fo:min-height="3.306cm"/>
    </style:style>
    <style:style style:name="gr30" style:family="graphic" style:parent-style-name="standard" style:list-style-name="L1">
      <style:graphic-properties draw:stroke="none" draw:fill="none" fo:min-height="5.071cm"/>
    </style:style>
    <style:style style:name="gr31" style:family="graphic" style:parent-style-name="standard" style:list-style-name="L1">
      <style:graphic-properties draw:stroke="none" draw:fill="none" fo:min-height="5.071cm"/>
    </style:style>
    <style:style style:name="gr32" style:family="graphic" style:parent-style-name="standard" style:list-style-name="L1">
      <style:graphic-properties draw:stroke="none" draw:fill="none" fo:min-height="1.782cm"/>
    </style:style>
    <style:style style:name="gr33" style:family="graphic" style:parent-style-name="standard" style:list-style-name="L1">
      <style:graphic-properties draw:stroke="none" draw:fill="none" fo:min-height="6.38cm"/>
    </style:style>
    <style:style style:name="gr34" style:family="graphic" style:parent-style-name="standard" style:list-style-name="L1">
      <style:graphic-properties draw:stroke="none" draw:fill="none" fo:min-height="5.12cm"/>
    </style:style>
    <style:style style:name="gr35" style:family="graphic" style:parent-style-name="standard" style:list-style-name="L1">
      <style:graphic-properties draw:stroke="none" draw:fill="none" fo:min-height="5.12cm"/>
    </style:style>
    <style:style style:name="gr36" style:family="graphic" style:parent-style-name="standard" style:list-style-name="L1">
      <style:graphic-properties draw:stroke="none" draw:fill="none" fo:min-height="5.12cm"/>
    </style:style>
    <style:style style:name="gr37" style:family="graphic" style:parent-style-name="standard" style:list-style-name="L1">
      <style:graphic-properties draw:stroke="none" draw:fill="none" fo:min-height="5.12cm"/>
    </style:style>
    <style:style style:name="gr38" style:family="graphic" style:parent-style-name="standard" style:list-style-name="L1">
      <style:graphic-properties draw:stroke="none" draw:fill="none" fo:min-height="5.12cm"/>
    </style:style>
    <style:style style:name="gr39" style:family="graphic" style:parent-style-name="standard" style:list-style-name="L1">
      <style:graphic-properties draw:stroke="none" draw:fill="none" fo:min-height="9.312cm"/>
    </style:style>
    <style:style style:name="gr40" style:family="graphic" style:parent-style-name="objectwithoutfill">
      <style:graphic-properties svg:stroke-width="0.152cm" svg:stroke-color="#000000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41" style:family="graphic" style:parent-style-name="standard" style:list-style-name="L1">
      <style:graphic-properties draw:stroke="none" draw:fill="none" fo:min-height="2.29cm"/>
    </style:style>
    <style:style style:name="gr42" style:family="graphic" style:parent-style-name="standard" style:list-style-name="L1">
      <style:graphic-properties draw:stroke="none" draw:fill="none" fo:min-height="2.29cm"/>
    </style:style>
    <style:style style:name="gr43" style:family="graphic" style:parent-style-name="standard" style:list-style-name="L1">
      <style:graphic-properties draw:stroke="none" draw:fill="none" fo:min-height="2.29cm"/>
    </style:style>
    <style:style style:name="gr44" style:family="graphic" style:parent-style-name="standard" style:list-style-name="L1">
      <style:graphic-properties draw:stroke="none" draw:fill="none" fo:min-height="2.29cm"/>
    </style:style>
    <style:style style:name="gr45" style:family="graphic" style:parent-style-name="standard" style:list-style-name="L1">
      <style:graphic-properties draw:stroke="none" draw:fill="none" fo:min-height="2.29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r2" style:family="presentation" style:parent-style-name="Default94-title">
      <style:graphic-properties fo:min-height="2.629cm"/>
    </style:style>
    <style:style style:name="pr3" style:family="presentation" style:parent-style-name="Default94-outline1">
      <style:graphic-properties fo:min-height="8.884cm"/>
    </style:style>
    <style:style style:name="pr4" style:family="presentation" style:parent-style-name="Default94-notes">
      <style:graphic-properties draw:fill-color="#ffffff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36pt" style:font-size-asian="36pt" style:font-size-complex="36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36pt" fo:font-style="normal" style:font-size-asian="36pt" style:font-style-asian="normal" style:font-size-complex="36pt" style:font-style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36pt" fo:font-style="normal" style:font-size-asian="36pt" style:font-style-asian="normal" style:font-size-complex="36pt" style:font-style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36pt" fo:font-style="normal" style:font-size-asian="36pt" style:font-style-asian="normal" style:font-size-complex="36pt" style:font-style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23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36pt" fo:font-style="normal" style:font-size-asian="36pt" style:font-style-asian="normal" style:font-size-complex="36pt" style:font-style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/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Segoe UI Semibold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000000" style:font-name="Segoe UI Semibold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ffffff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cc0000" style:text-position="super 58%" style:font-name="Arial1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1" style:family="text">
      <style:text-properties fo:color="#ffffff" style:text-position="super 58%" style:font-name="Segoe UI Semibold" fo:font-size="36pt" fo:font-style="normal" fo:text-shadow="none" style:text-underline-style="none" fo:font-weight="normal" style:font-name-asian="Arial3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2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cc0000" style:text-position="super 58%" style:font-name="Arial1" fo:font-size="36pt" fo:font-style="italic" fo:text-shadow="none" style:text-underline-style="none" fo:font-weight="normal" style:font-name-asian="Arial3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14" style:family="text">
      <style:text-properties fo:color="#83caff" style:text-position="super 58%" style:font-name="Arial1" fo:font-size="36pt" fo:font-style="italic" fo:text-shadow="1pt 1pt" style:text-underline-style="none" fo:font-weight="normal" style:font-name-asian="Arial3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15" style:family="text">
      <style:text-properties fo:color="#000000" style:font-name="Segoe UI" fo:font-size="36pt" fo:font-style="italic" fo:text-shadow="none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color="#ffffff" style:font-name="Segoe UI Semibold" fo:font-size="14pt" fo:font-style="italic" fo:text-shadow="1pt 1pt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000000" style:font-name="Segoe UI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8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style:font-name="Segoe UI Semibold" fo:font-size="60pt" fo:font-style="normal" fo:text-shadow="none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0" style:family="text">
      <style:text-properties fo:color="#000000" style:font-name="Segoe UI Semibold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003d73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color="#000000" style:font-name="Segoe UI Semibold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cc0000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25" style:family="text">
      <style:text-properties fo:color="#000000" style:text-position="super 58%" style:font-name="Segoe UI Semibold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26" style:family="text">
      <style:text-properties fo:color="#000000" style:font-name="Segoe UI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27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8" style:family="text">
      <style:text-properties fo:color="#000000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29" style:family="text">
      <style:text-properties fo:color="#ffffff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30" style:family="text">
      <style:text-properties fo:color="#cc0000" style:text-position="super 58%" style:font-name="Arial3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31" style:family="text">
      <style:text-properties fo:color="#000000" style:text-position="super 58%" style:font-name="Arial3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32" style:family="text">
      <style:text-properties fo:color="#000000" style:font-name="Segoe UI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33" style:family="text">
      <style:text-properties fo:color="#000000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34" style:family="text">
      <style:text-properties fo:color="#000000" style:text-position="super 58%" style:font-name="Arial1" fo:font-size="36pt" fo:font-style="normal" fo:text-shadow="none" style:text-underline-style="none" fo:font-weight="bold" style:font-name-asian="LSBSymbol2" style:font-size-asian="36pt" style:font-style-asian="normal" style:font-weight-asian="bold" style:font-name-complex="LSBSymbol2" style:font-size-complex="36pt" style:font-style-complex="normal" style:font-weight-complex="bold"/>
    </style:style>
    <style:style style:name="T35" style:family="text">
      <style:text-properties fo:color="#000000" style:font-name="Segoe UI Semibold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6" style:family="text">
      <style:text-properties fo:color="#000000" style:text-outline="false" style:font-name="Gabriola" fo:font-size="36pt" fo:font-style="normal" fo:text-shadow="none" style:text-underline-style="solid" style:text-underline-width="auto" style:text-underline-color="font-color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7" style:family="text">
      <style:text-properties fo:color="#000000" style:text-outline="false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8" style:family="text">
      <style:text-properties fo:color="#003d73" style:text-outline="false" style:font-name="Segoe UI Semibold" fo:font-size="32pt" fo:font-style="italic" fo:text-shadow="none" style:text-underline-style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39" style:family="text">
      <style:text-properties fo:color="#000000" style:text-outline="false" style:font-name="Segoe UI Semibold" fo:font-size="28pt" fo:font-style="normal" fo:text-shadow="none" style:text-underline-style="solid" style:text-underline-width="auto" style:text-underline-color="font-color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T40" style:family="text">
      <style:text-properties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cc0000" style:text-outline="false" style:text-line-through-style="none" style:text-line-through-type="none" style:text-position="super 58%" style:font-name="Arial1" fo:font-size="36pt" fo:font-style="normal" fo:text-shadow="none" style:text-underline-style="none" fo:font-weight="bold" style:letter-kerning="true" style:font-name-asian="Arial3" style:font-size-asian="36pt" style:font-style-asian="normal" style:font-weight-asian="bold" style:font-name-complex="Arial3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cc0000" style:text-outline="false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46" style:family="text">
      <style:text-properties fo:color="#000000" style:text-outline="false" style:text-position="super 58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47" style:family="text">
      <style:text-properties fo:color="#000000" style:text-outline="false" style:text-position="0% 100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48" style:family="text">
      <style:text-properties fo:color="#000000" style:text-outline="false" style:font-name="Segoe UI Semibold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49" style:family="text">
      <style:text-properties fo:color="#000000" style:text-outline="false" style:text-position="super 58%" style:font-name="Arial1" fo:font-size="36pt" fo:font-style="normal" fo:text-shadow="none" style:text-underline-style="none" fo:font-weight="bold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50" style:family="text">
      <style:text-properties fo:color="#003d73" style:text-outline="false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1" style:family="text">
      <style:text-properties fo:color="#ce181e" style:text-outline="false" style:font-name="Arial1" fo:font-size="32pt" fo:font-style="italic" fo:text-shadow="none" style:text-underline-style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52" style:family="text">
      <style:text-properties fo:color="#000000" style:text-outline="false" style:font-name="Segoe UI Semibold" fo:font-size="20pt" fo:font-style="normal" fo:text-shadow="none" style:text-underline-style="solid" style:text-underline-width="auto" style:text-underline-color="font-color" fo:font-weight="bold" style:font-name-asian="Segoe UI2" style:font-size-asian="20pt" style:font-style-asian="normal" style:font-weight-asian="bold" style:font-name-complex="Segoe UI2" style:font-size-complex="20pt" style:font-style-complex="normal" style:font-weight-complex="bold"/>
    </style:style>
    <style:style style:name="T53" style:family="text">
      <style:text-properties fo:color="#000000" style:text-outline="false" style:font-name="Segoe UI Semibold" fo:font-size="20pt" fo:font-style="normal" fo:text-shadow="none" style:text-underline-style="none" fo:font-weight="bold" style:font-name-asian="Times New Roman2" style:font-size-asian="20pt" style:language-asian="ar" style:country-asian="SA" style:font-style-asian="normal" style:font-weight-asian="bold" style:font-name-complex="Segoe UI2" style:font-size-complex="20pt" style:font-style-complex="normal" style:font-weight-complex="bold"/>
    </style:style>
    <style:style style:name="T54" style:family="text">
      <style:text-properties fo:color="#000000" style:text-outline="false" style:font-name="Segoe UI Semibold" fo:font-size="20pt" fo:font-style="italic" fo:text-shadow="none" style:text-underline-style="none" fo:font-weight="bold" style:font-name-asian="Times New Roman2" style:font-size-asian="20pt" style:language-asian="ar" style:country-asian="SA" style:font-style-asian="italic" style:font-weight-asian="bold" style:font-name-complex="Segoe UI2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5" draw:layer="layout" svg:width="18.034cm" svg:height="1.471cm" svg:x="4.064cm" svg:y="4.826cm">
          <draw:text-box>
            <text:p text:style-name="P4"><text:span text:style-name="T2">Saturday, <text:s text:c="15"/>6:30 p.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23.114cm" svg:height="10.014cm" svg:x="2.286cm" svg:y="1.67cm">
          <draw:text-box>
            <text:p text:style-name="P2"><text:span text:style-name="T3">We are happy to have you here </text:span></text:p>
            <text:p text:style-name="P2"><text:span text:style-name="T3">to worship with us in this</text:span></text:p>
            <text:p text:style-name="P2"><text:span text:style-name="T3"/></text:p>
            <text:p text:style-name="P2"><text:span text:style-name="T4">VESPER <text:s/>SERVICE!</text:span></text:p>
            <text:p text:style-name="P2"><text:span text:style-name="T4"/></text:p>
            <text:p text:style-name="P2"><text:span text:style-name="T5">The order of service can be found</text:span></text:p>
            <text:p text:style-name="P2"><text:span text:style-name="T5">on page 229 in the hymnal</text:span></text:p>
            <text:p text:style-name="P2"><text:span text:style-name="T5">or, you can follow the service on the screen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23.114cm" svg:height="3.066cm" svg:x="2.286cm" svg:y="1.67cm">
          <draw:text-box>
            <text:p text:style-name="P2"><text:span text:style-name="T6">HYM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9" draw:layer="layout" svg:width="25.908cm" svg:height="7.112cm" svg:x="1.016cm" svg:y="0.508cm">
          <draw:text-box>
            <text:p text:style-name="P8"><text:span text:style-name="T7">L: <text:s/>O Lord, open my lips,</text:span></text:p>
            <text:p text:style-name="P8"><text:span text:style-name="T8">C:</text:span><text:span text:style-name="T9"> </text:span><text:span text:style-name="T10">♫</text:span><text:span text:style-name="T11"> </text:span><text:span text:style-name="T12">and my mouth will declare Your praise.</text:span></text:p>
            <text:p text:style-name="P8"><text:span text:style-name="T7">L: <text:s/>Make haste, O God to deliver me;</text:span></text:p>
            <text:p text:style-name="P8"><text:span text:style-name="T8">C:</text:span><text:span text:style-name="T9"> </text:span><text:span text:style-name="T10">♫</text:span><text:span text:style-name="T11"> </text:span><text:span text:style-name="T12">Make haste to help me, O Lor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8" draw:text-style-name="P13" draw:layer="layout" svg:width="25.908cm" svg:height="7.667cm" svg:x="1.016cm" svg:y="0.508cm">
          <draw:text-box>
            <text:p text:style-name="P11"><text:span text:style-name="T13">♫</text:span><text:span text:style-name="T14"> </text:span><text:span text:style-name="T15">Glory be to the Father and to the Son</text:span></text:p>
            <text:p text:style-name="P11"><text:span text:style-name="T15">and to the Holy Spirit;</text:span></text:p>
            <text:p text:style-name="P11"><text:span text:style-name="T15">as it was in the beginning,</text:span></text:p>
            <text:p text:style-name="P11"><text:span text:style-name="T15">is now, and will be forever. Amen</text:span></text:p>
            <text:p text:style-name="P1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908cm" svg:height="3.631cm" svg:x="1.016cm" svg:y="0.508cm">
          <draw:text-box>
            <text:p text:style-name="P14"><text:span text:style-name="T13">♫</text:span><text:span text:style-name="T14"> </text:span><text:span text:style-name="T15">Praise to You, O Christ.</text:span></text:p>
            <text:p text:style-name="P14"><text:span text:style-name="T15">Lamb of our salvati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2" draw:master-page-name="Default94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5" draw:layer="layout" svg:width="25.908cm" svg:height="3.556cm" svg:x="1.016cm" svg:y="0.508cm">
          <draw:text-box>
            <text:p text:style-name="P14"><text:span text:style-name="T17">PSAL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5" draw:layer="layout" svg:width="25.908cm" svg:height="3.556cm" svg:x="1.016cm" svg:y="0.508cm">
          <draw:text-box>
            <text:p text:style-name="P14"><text:span text:style-name="T17">HYM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5" draw:layer="layout" svg:width="25.908cm" svg:height="3.556cm" svg:x="1.016cm" svg:y="0.508cm">
          <draw:text-box>
            <text:p text:style-name="P14"><text:span text:style-name="T17">OLD TESTA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5" draw:layer="layout" svg:width="25.908cm" svg:height="3.556cm" svg:x="1.016cm" svg:y="0.508cm">
          <draw:text-box>
            <text:p text:style-name="P17"><text:span text:style-name="T7">L: O Lord, have mercy on us.</text:span></text:p>
            <text:p text:style-name="P17"><text:span text:style-name="T8">C: </text:span><text:span text:style-name="T12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4" draw:text-style-name="P15" draw:layer="layout" svg:width="25.908cm" svg:height="3.556cm" svg:x="1.016cm" svg:y="0.508cm">
          <draw:text-box>
            <text:p text:style-name="P14"><text:span text:style-name="T6">EPIS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5" draw:text-style-name="P18" draw:layer="layout" svg:width="25.908cm" svg:height="3.556cm" svg:x="1.016cm" svg:y="0.508cm">
          <draw:text-box>
            <text:p text:style-name="P17"><text:span text:style-name="T7">L: O Lord, have mercy on us.</text:span></text:p>
            <text:p text:style-name="P17"><text:span text:style-name="T8">C: </text:span><text:span text:style-name="T12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6" draw:text-style-name="P15" draw:layer="layout" svg:width="25.908cm" svg:height="3.556cm" svg:x="1.016cm" svg:y="0.508cm">
          <draw:text-box>
            <text:p text:style-name="P14"><text:span text:style-name="T6">HOLY GOSP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7" draw:text-style-name="P18" draw:layer="layout" svg:width="25.908cm" svg:height="3.556cm" svg:x="1.016cm" svg:y="0.508cm">
          <draw:text-box>
            <text:p text:style-name="P17"><text:span text:style-name="T7">L: O Lord, have mercy on us.</text:span></text:p>
            <text:p text:style-name="P17"><text:span text:style-name="T8">C: </text:span><text:span text:style-name="T12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8" draw:text-style-name="P18" draw:layer="layout" svg:width="25.908cm" svg:height="9.636cm" svg:x="0.762cm" svg:y="0.524cm">
          <draw:text-box>
            <text:p text:style-name="P14"><text:span text:style-name="T18">RESPONSORY</text:span></text:p>
            <text:p text:style-name="P17"><text:span text:style-name="T7">P: Deliver me,O Lord, my God, for You are the </text:span></text:p>
            <text:p text:style-name="P17"><text:span text:style-name="T7"><text:s text:c="4"/></text:span><text:span text:style-name="T7">God of my salvation.</text:span></text:p>
            <text:p text:style-name="P17"><text:span text:style-name="T8">C: </text:span><text:span text:style-name="T12">Rescue me from my enemies, protect </text:span></text:p>
            <text:p text:style-name="P17"><text:span text:style-name="T12"><text:s text:c="4"/></text:span><text:span text:style-name="T12">me from those who</text:span></text:p>
            <text:p text:style-name="P17"><text:span text:style-name="T12"><text:s text:c="4"/></text:span><text:span text:style-name="T12">rise against me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19" draw:text-style-name="P18" draw:layer="layout" svg:width="25.908cm" svg:height="6.637cm" svg:x="1.036cm" svg:y="0.593cm">
          <draw:text-box>
            <text:p text:style-name="P17"><text:span text:style-name="T7">P: In You, O Lord, do I put my trust, leave me </text:span></text:p>
            <text:p text:style-name="P17"><text:span text:style-name="T7"><text:s text:c="4"/></text:span><text:span text:style-name="T7">not, O Lord, my God.</text:span></text:p>
            <text:p text:style-name="P17"><text:span text:style-name="T8">C: </text:span><text:span text:style-name="T12">Rescue me from my enemies, protect </text:span></text:p>
            <text:p text:style-name="P17"><text:span text:style-name="T12"><text:s text:c="4"/></text:span><text:span text:style-name="T12">me from those who rise against me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0" draw:text-style-name="P18" draw:layer="layout" svg:width="25.908cm" svg:height="6.637cm" svg:x="1.016cm" svg:y="0.508cm">
          <draw:text-box>
            <text:p text:style-name="P17"><text:span text:style-name="T7">P: Deliver me, O lord, my God, for You are the </text:span></text:p>
            <text:p text:style-name="P17"><text:span text:style-name="T7"><text:s text:c="4"/></text:span><text:span text:style-name="T7">God of my salvation.</text:span></text:p>
            <text:p text:style-name="P17"><text:span text:style-name="T8">C: </text:span><text:span text:style-name="T12">Rescue me from my enemies, protect </text:span></text:p>
            <text:p text:style-name="P17"><text:span text:style-name="T12"><text:s text:c="4"/></text:span><text:span text:style-name="T12">me from those who rise against me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1" draw:text-style-name="P20" draw:layer="layout" svg:width="25.908cm" svg:height="3.556cm" svg:x="1.016cm" svg:y="0.508cm">
          <draw:text-box>
            <text:p text:style-name="P19"><text:span text:style-name="T19">SERM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2" draw:text-style-name="P20" draw:layer="layout" svg:width="25.908cm" svg:height="5.318cm" svg:x="1.016cm" svg:y="0.508cm">
          <draw:text-box>
            <text:p text:style-name="P19"><text:span text:style-name="T19">HYMN</text:span></text:p>
            <text:p text:style-name="P19"><text:span text:style-name="T20">(or Magnifica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3" draw:text-style-name="P20" draw:layer="layout" svg:width="25.908cm" svg:height="6.443cm" svg:x="1.016cm" svg:y="0.508cm">
          <draw:text-box>
            <text:p text:style-name="P19"><text:span text:style-name="T21">CANTICLE</text:span></text:p>
            <text:p text:style-name="P21"><text:span text:style-name="T22">L: Let my prayer rise before You as incense,</text:span></text:p>
            <text:p text:style-name="P21"><text:span text:style-name="T23">C: </text:span><text:span text:style-name="T24">♫</text:span><text:span text:style-name="T25"> </text:span><text:span text:style-name="T26">and the lifting up of my hands as the </text:span></text:p>
            <text:p text:style-name="P21"><text:span text:style-name="T26"><text:s text:c="4"/></text:span><text:span text:style-name="T26">evening sacrific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4" draw:text-style-name="P20" draw:layer="layout" svg:width="25.908cm" svg:height="8.32cm" svg:x="1.016cm" svg:y="0.508cm">
          <draw:text-box>
            <text:p text:style-name="P22"><text:span text:style-name="T27">MAGNIFICAT</text:span></text:p>
            <text:p text:style-name="P23"><text:span text:style-name="T10">♫</text:span><text:span text:style-name="T11"> </text:span><text:span text:style-name="T28">My soul magnifies the Lord,</text:span></text:p>
            <text:p text:style-name="P23"><text:span text:style-name="T28">and my spirit rejoices in God, my Savior;</text:span></text:p>
            <text:p text:style-name="P23"><text:span text:style-name="T28">for He has regarded the lowliness of</text:span></text:p>
            <text:p text:style-name="P23"><text:span text:style-name="T28">His handmaiden. <text:s text:c="27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5" draw:text-style-name="P20" draw:layer="layout" svg:width="25.908cm" svg:height="7.011cm" svg:x="1.016cm" svg:y="0.508cm">
          <draw:text-box>
            <text:p text:style-name="P22"><text:span text:style-name="T24">♫</text:span><text:span text:style-name="T29"> </text:span><text:span text:style-name="T28">For behold, from this day</text:span></text:p>
            <text:p text:style-name="P22"><text:span text:style-name="T28">all generations will call me blessed.</text:span></text:p>
            <text:p text:style-name="P23"><text:span text:style-name="T28">For the Mighty One has done great</text:span></text:p>
            <text:p text:style-name="P22"><text:span text:style-name="T28">things to me, and holy is His name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6" draw:text-style-name="P20" draw:layer="layout" svg:width="25.908cm" svg:height="7.011cm" svg:x="1.016cm" svg:y="0.508cm">
          <draw:text-box>
            <text:p text:style-name="P22"><text:span text:style-name="T30">♫</text:span><text:span text:style-name="T31"> </text:span><text:span text:style-name="T28">He has helped His servant Israel</text:span></text:p>
            <text:p text:style-name="P22"><text:span text:style-name="T28">in remembrance of His mercy</text:span></text:p>
            <text:p text:style-name="P22"><text:span text:style-name="T28">as He spoke to our fathers,</text:span></text:p>
            <text:p text:style-name="P22"><text:span text:style-name="T28">to Abraham and his seed forever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7" draw:text-style-name="P20" draw:layer="layout" svg:width="25.908cm" svg:height="3.631cm" svg:x="1.016cm" svg:y="0.508cm">
          <draw:text-box>
            <text:p text:style-name="P22"><text:span text:style-name="T24">♫ </text:span><text:span text:style-name="T28">and His mercy is on those who fear Him</text:span></text:p>
            <text:p text:style-name="P22"><text:span text:style-name="T28">from generation to generati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8" draw:text-style-name="P20" draw:layer="layout" svg:width="25.908cm" svg:height="5.321cm" svg:x="1.016cm" svg:y="0.508cm">
          <draw:text-box>
            <text:p text:style-name="P22"><text:span text:style-name="T24">♫ </text:span><text:span text:style-name="T28">He has shown strength with His arm;</text:span></text:p>
            <text:p text:style-name="P23"><text:span text:style-name="T28">He has scattered the proud</text:span></text:p>
            <text:p text:style-name="P22"><text:span text:style-name="T28">in the imagination of their hearts</text:span><text:span text:style-name="T32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29" draw:text-style-name="P24" draw:layer="layout" svg:width="25.908cm" svg:height="5.321cm" svg:x="1.016cm" svg:y="0.508cm">
          <draw:text-box>
            <text:p text:style-name="P22"><text:span text:style-name="T24">♫</text:span><text:span text:style-name="T33"> </text:span><text:span text:style-name="T28">He has cast down the mighty</text:span></text:p>
            <text:p text:style-name="P22"><text:span text:style-name="T28">from their thrones</text:span></text:p>
            <text:p text:style-name="P22"><text:span text:style-name="T28">and has exalted the lowl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0" draw:text-style-name="P24" draw:layer="layout" svg:width="24.638cm" svg:height="5.321cm" svg:x="1.016cm" svg:y="0.508cm">
          <draw:text-box>
            <text:p text:style-name="P22"><text:span text:style-name="T24">♫</text:span><text:span text:style-name="T33"> </text:span><text:span text:style-name="T28">He has filled the hungry</text:span></text:p>
            <text:p text:style-name="P22"><text:span text:style-name="T28">with good things,</text:span></text:p>
            <text:p text:style-name="P22"><text:span text:style-name="T28">and the rich He has sent empty awa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1" draw:text-style-name="P24" draw:layer="layout" svg:width="24.638cm" svg:height="7.011cm" svg:x="1.016cm" svg:y="0.508cm">
          <draw:text-box>
            <text:p text:style-name="P22"><text:span text:style-name="T24">♫</text:span><text:span text:style-name="T34"> </text:span><text:span text:style-name="T28">Glory be to the Father and to the Son</text:span></text:p>
            <text:p text:style-name="P22"><text:span text:style-name="T28">and to the Holy Spirit;</text:span></text:p>
            <text:p text:style-name="P22"><text:span text:style-name="T28">as it was in the beginning,</text:span></text:p>
            <text:p text:style-name="P22"><text:span text:style-name="T28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2" draw:text-style-name="P24" draw:layer="layout" svg:width="24.638cm" svg:height="2.032cm" svg:x="1.016cm" svg:y="0.508cm">
          <draw:text-box>
            <text:p text:style-name="P22"><text:span text:style-name="T27">WE WORSHIP GOD WITH OUR OFFERINGS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3" draw:text-style-name="P24" draw:layer="layout" svg:width="23.368cm" svg:height="6.63cm" svg:x="2.286cm" svg:y="0.508cm">
          <draw:text-box>
            <text:p text:style-name="P22"><text:span text:style-name="T27">KYRIE </text:span></text:p>
            <text:p text:style-name="P25"><text:span text:style-name="T35">C:</text:span><text:span text:style-name="T28"> </text:span><text:span text:style-name="T24">♫</text:span><text:span text:style-name="T33"> </text:span><text:span text:style-name="T28">Lord, have mercy;</text:span></text:p>
            <text:p text:style-name="P25"><text:span text:style-name="T28"><text:s text:c="6"/></text:span><text:span text:style-name="T28">Christ, have mercy;</text:span></text:p>
            <text:p text:style-name="P25"><text:span text:style-name="T28"><text:s text:c="6"/></text:span><text:span text:style-name="T28">Lord, have merc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4" draw:text-style-name="P24" draw:layer="layout" svg:width="23.368cm" svg:height="5.37cm" svg:x="2.286cm" svg:y="0.508cm">
          <draw:text-box>
            <text:p text:style-name="P22"><text:span text:style-name="T36">LORD'S PRAYER</text:span></text:p>
            <text:p text:style-name="P22"><text:span text:style-name="T37">Our Father who art in heaven,</text:span></text:p>
            <text:p text:style-name="P22"><text:span text:style-name="T37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5" draw:text-style-name="P27" draw:layer="layout" svg:width="23.368cm" svg:height="5.37cm" svg:x="2.286cm" svg:y="0.508cm">
          <draw:text-box>
            <text:p text:style-name="P26"><text:span text:style-name="T37">Thy kingdom come,</text:span></text:p>
            <text:p text:style-name="P26"><text:span text:style-name="T37">Thy will be done</text:span></text:p>
            <text:p text:style-name="P26"><text:span text:style-name="T37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6" draw:text-style-name="P27" draw:layer="layout" svg:width="23.368cm" svg:height="7.011cm" svg:x="2.286cm" svg:y="0.508cm">
          <draw:text-box>
            <text:p text:style-name="P26"><text:span text:style-name="T37">give us this day our daily bread;</text:span></text:p>
            <text:p text:style-name="P26"><text:span text:style-name="T37">and forgive us our trespasses</text:span></text:p>
            <text:p text:style-name="P26"><text:span text:style-name="T37">as we forgive those</text:span></text:p>
            <text:p text:style-name="P26"><text:span text:style-name="T37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7" draw:text-style-name="P27" draw:layer="layout" svg:width="23.368cm" svg:height="5.37cm" svg:x="2.286cm" svg:y="0.508cm">
          <draw:text-box>
            <text:p text:style-name="P26"><text:span text:style-name="T37">and lead us not into temptation,</text:span></text:p>
            <text:p text:style-name="P26"><text:span text:style-name="T37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8" draw:text-style-name="P27" draw:layer="layout" svg:width="23.368cm" svg:height="5.37cm" svg:x="2.286cm" svg:y="0.508cm">
          <draw:text-box>
            <text:p text:style-name="P26"><text:span text:style-name="T37">For thine is the kingdom</text:span></text:p>
            <text:p text:style-name="P26"><text:span text:style-name="T37">and the power and the glory</text:span></text:p>
            <text:p text:style-name="P26"><text:span text:style-name="T37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39" draw:text-style-name="P29" draw:layer="layout" svg:width="25.4cm" svg:height="9.562cm" svg:x="1.27cm" svg:y="0.508cm">
          <draw:text-box>
            <text:p text:style-name="P28"><text:span text:style-name="T38"><text:s text:c="31"/></text:span><text:span text:style-name="T39">COLLECT</text:span></text:p>
            <text:p text:style-name="P28"><text:span text:style-name="T38"><text:s/></text:span><text:span text:style-name="T38">P: O Lord, <text:s text:c="24"/>P: The Lord be </text:span></text:p>
            <text:p text:style-name="P28"><text:span text:style-name="T38"><text:s text:c="5"/></text:span><text:span text:style-name="T38">hear my Prayer. <text:s text:c="15"/>with you.</text:span></text:p>
            <text:p text:style-name="P28"><text:span text:style-name="T40">C:</text:span><text:span text:style-name="T41"> </text:span><text:span text:style-name="T42">♫ </text:span><text:span text:style-name="T43">And let my cry <text:s text:c="4"/></text:span><text:span text:style-name="T44">C: </text:span><text:span text:style-name="T45">♫</text:span><text:span text:style-name="T46"> </text:span><text:span text:style-name="T47">And with your <text:s text:c="2"/></text:span></text:p>
            <text:p text:style-name="P28"><text:span text:style-name="T47"><text:s text:c="6"/></text:span><text:span text:style-name="T37">come to You. <text:s text:c="13"/>Spirit.</text:span></text:p>
          </draw:text-box>
        </draw:frame>
        <draw:line draw:style-name="gr40" draw:text-style-name="P7" draw:layer="layout" svg:x1="13.208cm" svg:y1="3.048cm" svg:x2="13.208cm" svg:y2="7.87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41" draw:text-style-name="P27" draw:layer="layout" svg:width="25.4cm" svg:height="2.54cm" svg:x="1.27cm" svg:y="0.508cm">
          <draw:text-box>
            <text:p text:style-name="P26"><text:span text:style-name="T39">COLLECT OF THE DA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42" draw:text-style-name="P27" draw:layer="layout" svg:width="25.4cm" svg:height="6.256cm" svg:x="1.27cm" svg:y="0.508cm">
          <draw:text-box>
            <text:p text:style-name="P26"><text:span text:style-name="T39">COLLECT FOR PEACE</text:span></text:p>
            <text:p text:style-name="P28"><text:span text:style-name="T38">P: O God, from whom all … </text:span></text:p>
            <text:p text:style-name="P28"><text:span text:style-name="T38"><text:s text:c="39"/>… </text:span><text:span text:style-name="T38">now and forever.</text:span></text:p>
            <text:p text:style-name="P28"><text:span text:style-name="T48">C: </text:span><text:span text:style-name="T45">♫</text:span><text:span text:style-name="T49"> </text:span><text:span text:style-name="T37"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43" draw:text-style-name="P27" draw:layer="layout" svg:width="25.4cm" svg:height="4.753cm" svg:x="1.27cm" svg:y="0.508cm">
          <draw:text-box>
            <text:p text:style-name="P26"><text:span text:style-name="T39">BENEDICAMUS</text:span></text:p>
            <text:p text:style-name="P28"><text:span text:style-name="T38">P: Let us bless the Lord.</text:span></text:p>
            <text:p text:style-name="P28"><text:span text:style-name="T48">C: </text:span><text:span text:style-name="T45">♫</text:span><text:span text:style-name="T49"> </text:span><text:span text:style-name="T37">Thanks be to God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44" draw:text-style-name="P27" draw:layer="layout" svg:width="25.4cm" svg:height="7.759cm" svg:x="1.27cm" svg:y="0.508cm">
          <draw:text-box>
            <text:p text:style-name="P26"><text:span text:style-name="T39">BENEDICTION</text:span></text:p>
            <text:p text:style-name="P28"><text:span text:style-name="T50">P: The grace of the Lord </text:span><text:span text:style-name="T51">+</text:span><text:span text:style-name="T50"> Jesus Christ and </text:span></text:p>
            <text:p text:style-name="P28"><text:span text:style-name="T38"><text:s text:c="5"/></text:span><text:span text:style-name="T38">the love of God and the communion of the </text:span></text:p>
            <text:p text:style-name="P28"><text:span text:style-name="T38"><text:s text:c="5"/></text:span><text:span text:style-name="T38">Holy Spirit be with you all.</text:span></text:p>
            <text:p text:style-name="P28"><text:span text:style-name="T48">C: </text:span><text:span text:style-name="T45">♫</text:span><text:span text:style-name="T49"> </text:span><text:span text:style-name="T37">Ame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draw:frame draw:style-name="gr45" draw:text-style-name="P27" draw:layer="layout" svg:width="25.4cm" svg:height="12.471cm" svg:x="1.27cm" svg:y="0.508cm">
          <draw:text-box>
            <text:p text:style-name="P30"><text:span text:style-name="T52">ACKNOWLEDGMENTS</text:span></text:p>
            <text:p text:style-name="P26"><text:span text:style-name="T53">Creative Worship for the Lutheran Parish, Series C, Quarter 1.</text:span></text:p>
            <text:p text:style-name="P26"><text:span text:style-name="T53">Copyright © 2018 Concordia Publishing House.</text:span></text:p>
            <text:p text:style-name="P26"><text:span text:style-name="T53"/></text:p>
            <text:p text:style-name="P26"><text:span text:style-name="T53">All rights reserved. Used by permission.</text:span></text:p>
            <text:p text:style-name="P26"><text:span text:style-name="T53"/></text:p>
            <text:p text:style-name="P26"><text:span text:style-name="T53">Unless otherwise indicated,</text:span></text:p>
            <text:p text:style-name="P26"><text:span text:style-name="T53">all scripture quotations are from </text:span><text:span text:style-name="T54">The Holy Bible, English Standard Version</text:span><text:span text:style-name="T53">, copyright © 2001 by Crossway Bibles, a division of Good News Publishers.</text:span></text:p>
            <text:p text:style-name="P26"><text:span text:style-name="T53"/></text:p>
            <text:p text:style-name="P26"><text:span text:style-name="T53">Used by permission. All rights reserved.</text:span></text:p>
            <text:p text:style-name="P26"><text:span text:style-name="T53"/></text:p>
            <text:p text:style-name="P26"><text:span text:style-name="T53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10"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 style:font-adornments="Regular"/>
    <style:font-face style:name="LSBSymbol1" svg:font-family="LSBSymbol"/>
    <style:font-face style:name="LSBSymbol2" svg:font-family="LSBSymbol" style:font-adornments="Regular"/>
    <style:font-face style:name="Mangal" svg:font-family="Mangal"/>
    <style:font-face style:name="Segoe UI2" svg:font-family="'Segoe UI'"/>
    <style:font-face style:name="Segoe UI5" svg:font-family="'Segoe UI'" style:font-adornments="Regular"/>
    <style:font-face style:name="Times New Roman3" svg:font-family="'Times New Roman'"/>
    <style:font-face style:name="Arial2" svg:font-family="Arial" style:font-family-generic="swiss"/>
    <style:font-face style:name="Arial3" svg:font-family="Arial" style:font-adornments="Regular" style:font-family-generic="swiss"/>
    <style:font-face style:name="Calibri" svg:font-family="Calibri" style:font-family-generic="swiss"/>
    <style:font-face style:name="Segoe UI3" svg:font-family="'Segoe UI'" style:font-family-generic="swiss"/>
    <style:font-face style:name="Times New Roman1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Mangal4" svg:font-family="Mangal" style:font-family-generic="system"/>
    <style:font-face style:name="Microsoft YaHei3" svg:font-family="'Microsoft YaHei'" style:font-family-generic="system"/>
    <style:font-face style:name="Segoe UI6" svg:font-family="'Segoe UI'" style:font-family-generic="system"/>
    <style:font-face style:name="Arial4" svg:font-family="Arial" style:font-pitch="variable"/>
    <style:font-face style:name="Cambria1" svg:font-family="Cambria" style:font-pitch="variable"/>
    <style:font-face style:name="Chaucer" svg:font-family="Chaucer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Mangal3" svg:font-family="Mangal" style:font-pitch="variable"/>
    <style:font-face style:name="Microsoft YaHei2" svg:font-family="'Microsoft YaHei'" style:font-pitch="variable"/>
    <style:font-face style:name="Segoe UI1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Gabriola1" svg:font-family="Gabriola" style:font-family-generic="swiss" style:font-pitch="variable"/>
    <style:font-face style:name="Mangal2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6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119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1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1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1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1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1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1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1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1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1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1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1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1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1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1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1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1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1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1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1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1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1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1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1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3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6T21:22:48.49</meta:creation-date>
    <dc:date>2019-04-03T21:56:27.675000000</dc:date>
    <meta:editing-duration>PT4H58M28S</meta:editing-duration>
    <meta:editing-cycles>33</meta:editing-cycles>
    <meta:generator>LibreOffice/6.1.5.2$Windows_X86_64 LibreOffice_project/90f8dcf33c87b3705e78202e3df5142b201bd805</meta:generator>
    <meta:document-statistic meta:object-count="743"/>
  </office:meta>
</office:document-meta>
</file>